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MostXVerificationTest.shouldVerifyAtMostXTi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tMostXVerificationTest.shouldDetectUnverifiedInMarkInteractionsAsVerifi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tMostXVerificationTest.shouldWorkWithArgumentMatch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tMostXVerificationTest.shouldNotAllowNegativeNumb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tMostXVerificationTest.should_return_formatted_output_from_toString_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MostXVerificationTest.undesiredInter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MostXVerificationTest.shouldPrintDecent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tMostXVerificationTest.shouldMarkInteractionsAsVer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MostXVerificationTest.shouldNotAllowInOrderM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